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3168CA63E9.png" manifest:media-type="image/png"/>
  <manifest:file-entry manifest:full-path="Pictures/1000000000000108000000BF7ED8BEF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" style:font-family-generic="swiss"/>
    <style:font-face style:name="Arial2" svg:font-family="Arial" style:font-family-generic="system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8.591cm" table:align="margins"/>
    </style:style>
    <style:style style:name="Tabla3.A" style:family="table-column">
      <style:table-column-properties style:column-width="2.402cm" style:rel-column-width="8468*"/>
    </style:style>
    <style:style style:name="Tabla3.B" style:family="table-column">
      <style:table-column-properties style:column-width="3.194cm" style:rel-column-width="11260*"/>
    </style:style>
    <style:style style:name="Tabla3.C" style:family="table-column">
      <style:table-column-properties style:column-width="2.909cm" style:rel-column-width="10253*"/>
    </style:style>
    <style:style style:name="Tabla3.D" style:family="table-column">
      <style:table-column-properties style:column-width="1.69cm" style:rel-column-width="5956*"/>
    </style:style>
    <style:style style:name="Tabla3.E" style:family="table-column">
      <style:table-column-properties style:column-width="8.396cm" style:rel-column-width="29598*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990000" fo:padding="0.097cm" fo:border-left="none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999999" fo:padding="0.097cm" fo:border-left="none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3.A3" style:family="table-cell">
      <style:table-cell-properties style:vertical-align="middle" fo:padding="0.097cm" fo:border-left="none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A4" style:family="table-cell">
      <style:table-cell-properties style:vertical-align="middle" fo:padding="0.097cm" fo:border-left="none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2" style:family="table">
      <style:table-properties style:width="18.591cm" table:align="margins"/>
    </style:style>
    <style:style style:name="Tabla12.A" style:family="table-column">
      <style:table-column-properties style:column-width="18.591cm" style:rel-column-width="65535*"/>
    </style:style>
    <style:style style:name="Tabla12.1" style:family="table-row">
      <style:table-row-properties fo:keep-together="always"/>
    </style:style>
    <style:style style:name="Tabla12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12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2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2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3" style:family="table">
      <style:table-properties style:width="18.591cm" table:align="margins"/>
    </style:style>
    <style:style style:name="Tabla13.A" style:family="table-column">
      <style:table-column-properties style:column-width="18.591cm" style:rel-column-width="65535*"/>
    </style:style>
    <style:style style:name="Tabla13.1" style:family="table-row">
      <style:table-row-properties fo:keep-together="always"/>
    </style:style>
    <style:style style:name="Tabla13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13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13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3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3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4" style:family="table">
      <style:table-properties style:width="18.591cm" table:align="margins"/>
    </style:style>
    <style:style style:name="Tabla4.A" style:family="table-column">
      <style:table-column-properties style:column-width="18.591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4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5" style:family="table">
      <style:table-properties style:width="18.591cm" table:align="margins"/>
    </style:style>
    <style:style style:name="Tabla5.A" style:family="table-column">
      <style:table-column-properties style:column-width="18.591cm" style:rel-column-width="65535*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5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6" style:family="table">
      <style:table-properties style:width="18.591cm" table:align="margins"/>
    </style:style>
    <style:style style:name="Tabla6.A" style:family="table-column">
      <style:table-column-properties style:column-width="18.591cm" style:rel-column-width="65535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6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6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6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7" style:family="table">
      <style:table-properties style:width="18.591cm" table:align="margins"/>
    </style:style>
    <style:style style:name="Tabla7.A" style:family="table-column">
      <style:table-column-properties style:column-width="18.591cm" style:rel-column-width="65535*"/>
    </style:style>
    <style:style style:name="Tabla7.1" style:family="table-row">
      <style:table-row-properties fo:keep-together="always"/>
    </style:style>
    <style:style style:name="Tabla7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7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7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7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8" style:family="table">
      <style:table-properties style:width="18.591cm" table:align="margins"/>
    </style:style>
    <style:style style:name="Tabla8.A" style:family="table-column">
      <style:table-column-properties style:column-width="18.591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8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8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9" style:family="table">
      <style:table-properties style:width="18.591cm" table:align="margins"/>
    </style:style>
    <style:style style:name="Tabla9.A" style:family="table-column">
      <style:table-column-properties style:column-width="18.591cm" style:rel-column-width="65535*"/>
    </style:style>
    <style:style style:name="Tabla9.1" style:family="table-row">
      <style:table-row-properties fo:keep-together="always"/>
    </style:style>
    <style:style style:name="Tabla9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9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9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9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0" style:family="table">
      <style:table-properties style:width="18.591cm" table:align="margins"/>
    </style:style>
    <style:style style:name="Tabla10.A" style:family="table-column">
      <style:table-column-properties style:column-width="18.591cm" style:rel-column-width="65535*"/>
    </style:style>
    <style:style style:name="Tabla10.1" style:family="table-row">
      <style:table-row-properties fo:keep-together="always"/>
    </style:style>
    <style:style style:name="Tabla10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10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0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0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1" style:family="table">
      <style:table-properties style:width="18.591cm" table:align="margins"/>
    </style:style>
    <style:style style:name="Tabla11.A" style:family="table-column">
      <style:table-column-properties style:column-width="18.591cm" style:rel-column-width="65535*"/>
    </style:style>
    <style:style style:name="Tabla11.1" style:family="table-row">
      <style:table-row-properties fo:keep-together="always"/>
    </style:style>
    <style:style style:name="Tabla11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11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1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1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5" style:family="table">
      <style:table-properties style:width="18.591cm" table:align="margins"/>
    </style:style>
    <style:style style:name="Tabla15.A" style:family="table-column">
      <style:table-column-properties style:column-width="18.591cm" style:rel-column-width="65535*"/>
    </style:style>
    <style:style style:name="Tabla15.1" style:family="table-row">
      <style:table-row-properties fo:keep-together="always"/>
    </style:style>
    <style:style style:name="Tabla15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15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5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5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6" style:family="table">
      <style:table-properties style:width="18.591cm" table:align="margins"/>
    </style:style>
    <style:style style:name="Tabla16.A" style:family="table-column">
      <style:table-column-properties style:column-width="18.591cm" style:rel-column-width="65535*"/>
    </style:style>
    <style:style style:name="Tabla16.1" style:family="table-row">
      <style:table-row-properties fo:keep-together="always"/>
    </style:style>
    <style:style style:name="Tabla16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16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6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6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4" style:family="table">
      <style:table-properties style:width="18.591cm" table:align="margins"/>
    </style:style>
    <style:style style:name="Tabla14.A" style:family="table-column">
      <style:table-column-properties style:column-width="18.591cm" style:rel-column-width="65535*"/>
    </style:style>
    <style:style style:name="Tabla14.1" style:family="table-row">
      <style:table-row-properties fo:keep-together="always"/>
    </style:style>
    <style:style style:name="Tabla14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14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4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4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7" style:family="table">
      <style:table-properties style:width="18.591cm" table:align="margins"/>
    </style:style>
    <style:style style:name="Tabla17.A" style:family="table-column">
      <style:table-column-properties style:column-width="18.591cm" style:rel-column-width="65535*"/>
    </style:style>
    <style:style style:name="Tabla17.1" style:family="table-row">
      <style:table-row-properties fo:keep-together="always"/>
    </style:style>
    <style:style style:name="Tabla17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17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7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7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8" style:family="table">
      <style:table-properties style:width="18.591cm" table:align="margins"/>
    </style:style>
    <style:style style:name="Tabla18.A" style:family="table-column">
      <style:table-column-properties style:column-width="18.591cm" style:rel-column-width="65535*"/>
    </style:style>
    <style:style style:name="Tabla18.1" style:family="table-row">
      <style:table-row-properties fo:keep-together="always"/>
    </style:style>
    <style:style style:name="Tabla18.A1" style:family="table-cell">
      <style:table-cell-properties fo:background-color="#990000" fo:padding="0.097cm" fo:border-left="none" fo:border-right="0.05pt solid #000000" fo:border-top="none" fo:border-bottom="0.05pt solid #000000">
        <style:background-image/>
      </style:table-cell-properties>
    </style:style>
    <style:style style:name="Tabla18.A2" style:family="table-cell">
      <style:table-cell-properties style:vertical-align="middle" fo:background-color="#999999" fo:padding="0.097cm" fo:border-left="none" fo:border-right="0.05pt solid #000000" fo:border-top="none" fo:border-bottom="0.05pt solid #000000">
        <style:background-image/>
      </style:table-cell-properties>
    </style:style>
    <style:style style:name="Tabla18.A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8.A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8.A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text-properties style:font-name="Verdana1" fo:font-size="8pt" officeooo:paragraph-rsid="0009489c" style:font-size-asian="8pt" style:font-size-complex="8pt"/>
    </style:style>
    <style:style style:name="P2" style:family="paragraph" style:parent-style-name="Table_20_Contents">
      <style:text-properties fo:font-size="10pt" fo:font-weight="normal" officeooo:rsid="0030d26d" officeooo:paragraph-rsid="0030d26d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1pt" officeooo:rsid="001e48f1" officeooo:paragraph-rsid="001e48f1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2099d4" officeooo:paragraph-rsid="002099d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officeooo:rsid="002099d4" officeooo:paragraph-rsid="002099d4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officeooo:rsid="002d4af4" officeooo:paragraph-rsid="002d4af4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rsid="002d4af4" officeooo:paragraph-rsid="002099d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2d4af4" officeooo:paragraph-rsid="002d4af4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2de825" officeooo:paragraph-rsid="002de825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2de825" officeooo:paragraph-rsid="004184f0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2f27cb" officeooo:paragraph-rsid="002f27cb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36104b" officeooo:paragraph-rsid="0036104b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officeooo:rsid="0036104b" officeooo:paragraph-rsid="003ba728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3d894f" officeooo:paragraph-rsid="003d894f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3f80d8" officeooo:paragraph-rsid="003f80d8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fo:font-weight="bold" officeooo:rsid="0028565a" officeooo:paragraph-rsid="0028565a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1pt" fo:font-weight="bold" officeooo:rsid="0028565a" officeooo:paragraph-rsid="002de825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1pt" fo:font-weight="bold" officeooo:rsid="0028565a" officeooo:paragraph-rsid="002f27cb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fo:font-size="11pt" officeooo:rsid="001e48f1" officeooo:paragraph-rsid="001e48f1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color="#ffffff" fo:font-size="11pt" officeooo:rsid="0028565a" officeooo:paragraph-rsid="0028565a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color="#ffffff" fo:font-size="11pt" officeooo:rsid="0028565a" officeooo:paragraph-rsid="002de825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color="#ffffff" fo:font-size="11pt" officeooo:rsid="0028565a" officeooo:paragraph-rsid="002f27cb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color="#ffffff" fo:font-size="11pt" officeooo:rsid="002d4af4" officeooo:paragraph-rsid="002d4af4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color="#ffffff" fo:font-size="11pt" officeooo:rsid="002de825" officeooo:paragraph-rsid="002de825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color="#ffffff" fo:font-size="11pt" officeooo:rsid="002f27cb" officeooo:paragraph-rsid="002f27cb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officeooo:paragraph-rsid="0036104b"/>
    </style:style>
    <style:style style:name="P28" style:family="paragraph" style:parent-style-name="Table_20_Contents">
      <style:paragraph-properties fo:text-align="start" style:justify-single-word="false"/>
      <style:text-properties officeooo:paragraph-rsid="0038b458"/>
    </style:style>
    <style:style style:name="P29" style:family="paragraph" style:parent-style-name="Table_20_Contents">
      <style:paragraph-properties fo:text-align="start" style:justify-single-word="false"/>
      <style:text-properties officeooo:paragraph-rsid="003d894f"/>
    </style:style>
    <style:style style:name="P30" style:family="paragraph" style:parent-style-name="Table_20_Contents">
      <style:paragraph-properties fo:text-align="start" style:justify-single-word="false"/>
      <style:text-properties officeooo:paragraph-rsid="0040f843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1pt" officeooo:rsid="00342717" officeooo:paragraph-rsid="00342717" style:font-size-asian="11pt" style:font-size-complex="11pt" style:language-complex="ar" style:country-complex="SA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11pt" officeooo:rsid="0036104b" officeooo:paragraph-rsid="0036104b" style:font-size-asian="11pt" style:font-size-complex="11pt" style:language-complex="ar" style:country-complex="SA"/>
    </style:style>
    <style:style style:name="P33" style:family="paragraph" style:parent-style-name="Table_20_Contents">
      <style:paragraph-properties fo:text-align="start" style:justify-single-word="false"/>
      <style:text-properties style:font-name="Verdana" fo:font-size="11pt" officeooo:rsid="003c864d" officeooo:paragraph-rsid="003c864d" style:font-size-asian="11pt" style:font-size-complex="11pt" style:language-complex="ar" style:country-complex="SA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11pt" officeooo:rsid="003d70b4" officeooo:paragraph-rsid="003d70b4" style:font-size-asian="11pt" style:font-size-complex="11pt" style:language-complex="ar" style:country-complex="SA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11pt" officeooo:rsid="003d894f" officeooo:paragraph-rsid="003d894f" style:font-size-asian="11pt" style:font-size-complex="11pt" style:language-complex="ar" style:country-complex="SA"/>
    </style:style>
    <style:style style:name="P36" style:family="paragraph" style:parent-style-name="Table_20_Contents">
      <style:paragraph-properties fo:text-align="start" style:justify-single-word="false"/>
      <style:text-properties style:font-name="Verdana" fo:font-size="11pt" officeooo:rsid="003f80d8" officeooo:paragraph-rsid="003f80d8" style:font-size-asian="11pt" style:font-size-complex="11pt" style:language-complex="ar" style:country-complex="SA"/>
    </style:style>
    <style:style style:name="P37" style:family="paragraph" style:parent-style-name="Table_20_Contents">
      <style:paragraph-properties fo:text-align="start" style:justify-single-word="false"/>
      <style:text-properties officeooo:rsid="004184f0" officeooo:paragraph-rsid="004184f0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Verdana1" fo:font-size="8pt" officeooo:paragraph-rsid="0009489c" style:font-size-asian="8pt" style:font-size-complex="8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Verdana1" fo:font-size="8pt" officeooo:rsid="0028565a" officeooo:paragraph-rsid="0025ce2c" style:font-size-asian="8pt" style:font-size-complex="8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Verdana1" fo:font-size="8pt" officeooo:rsid="001d45d5" officeooo:paragraph-rsid="0025ce2c" style:font-size-asian="8pt" style:font-size-complex="8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Verdana1" fo:font-size="8pt" officeooo:paragraph-rsid="0009489c" style:font-size-asian="8pt" style:font-size-complex="8pt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Verdana1" fo:font-size="4pt" officeooo:paragraph-rsid="0009489c" style:font-size-asian="3.5pt" style:font-size-complex="4pt"/>
    </style:style>
    <style:style style:name="P43" style:family="paragraph" style:parent-style-name="Standard">
      <style:text-properties fo:font-size="2pt" officeooo:paragraph-rsid="0009489c" style:font-size-asian="1.75pt" style:font-size-complex="2pt"/>
    </style:style>
    <style:style style:name="P44" style:family="paragraph" style:parent-style-name="Standard">
      <style:paragraph-properties fo:text-align="justify" style:justify-single-word="false"/>
      <style:text-properties officeooo:rsid="001b6652" officeooo:paragraph-rsid="001b6652"/>
    </style:style>
    <style:style style:name="P45" style:family="paragraph" style:parent-style-name="Standard">
      <style:paragraph-properties fo:text-align="justify" style:justify-single-word="false"/>
      <style:text-properties officeooo:rsid="001b6652" officeooo:paragraph-rsid="002099d4"/>
    </style:style>
    <style:style style:name="P46" style:family="paragraph" style:parent-style-name="Standard">
      <style:paragraph-properties fo:text-align="justify" style:justify-single-word="false"/>
      <style:text-properties officeooo:rsid="002099d4" officeooo:paragraph-rsid="001b6652"/>
    </style:style>
    <style:style style:name="P47" style:family="paragraph" style:parent-style-name="Standard">
      <style:text-properties officeooo:paragraph-rsid="0028565a"/>
    </style:style>
    <style:style style:name="P48" style:family="paragraph" style:parent-style-name="Standard">
      <style:text-properties officeooo:paragraph-rsid="002de825"/>
    </style:style>
    <style:style style:name="P49" style:family="paragraph" style:parent-style-name="Standard">
      <style:text-properties officeooo:paragraph-rsid="002f27cb"/>
    </style:style>
    <style:style style:name="P50" style:family="paragraph" style:parent-style-name="Footer">
      <style:text-properties fo:font-size="6pt" style:font-size-asian="5.25pt" style:font-size-complex="6pt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1" fo:font-weight="bold" officeooo:paragraph-rsid="0028565a" style:font-weight-asian="bold" style:font-name-complex="Arial3" style:font-size-complex="11pt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1" fo:font-size="11pt" officeooo:rsid="0022d0e7" officeooo:paragraph-rsid="002f27cb" style:font-size-asian="11pt" style:font-name-complex="Arial3" style:font-size-complex="11pt"/>
    </style:style>
    <style:style style:name="P5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Verdana" fo:font-size="11pt" fo:font-weight="bold" officeooo:rsid="00342717" officeooo:paragraph-rsid="00342717" style:font-size-asian="11pt" style:font-weight-asian="bold" style:font-name-complex="Arial3" style:font-size-complex="11pt" style:language-complex="ar" style:country-complex="SA" style:font-weight-complex="bold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Verdana" fo:font-size="11pt" fo:font-weight="bold" officeooo:paragraph-rsid="0028565a" style:font-name-asian="Arial2" style:font-size-asian="11pt" style:font-weight-asian="bold" style:font-name-complex="Arial3" style:font-size-complex="11pt" style:language-complex="ar" style:country-complex="SA" style:font-weight-complex="bold"/>
    </style:style>
    <style:style style:name="P5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Verdana" fo:font-size="11pt" fo:font-weight="bold" officeooo:paragraph-rsid="002de825" style:font-name-asian="Arial2" style:font-size-asian="11pt" style:font-weight-asian="bold" style:font-name-complex="Arial3" style:font-size-complex="11pt" style:language-complex="ar" style:country-complex="SA" style:font-weight-complex="bold"/>
    </style:style>
    <style:style style:name="P56" style:family="paragraph" style:parent-style-name="Contents_20_1">
      <style:paragraph-properties>
        <style:tab-stops>
          <style:tab-stop style:position="18.591cm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1" fo:font-size="11pt" officeooo:rsid="0022d0e7" officeooo:paragraph-rsid="00470fa6" style:font-size-asian="11pt" style:font-name-complex="Arial3" style:font-size-complex="11pt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1" fo:font-size="11pt" officeooo:rsid="0022d0e7" officeooo:paragraph-rsid="004939b7" style:font-size-asian="11pt" style:font-name-complex="Arial3" style:font-size-complex="11pt"/>
    </style:style>
    <style:style style:name="P59" style:family="paragraph" style:parent-style-name="Table_20_Contents" style:list-style-name="L1">
      <style:paragraph-properties fo:text-align="start" style:justify-single-word="false"/>
      <style:text-properties style:font-name="Verdana" fo:font-size="11pt" officeooo:rsid="00342717" officeooo:paragraph-rsid="00342717" style:font-size-asian="11pt" style:font-size-complex="11pt" style:language-complex="ar" style:country-complex="SA"/>
    </style:style>
    <style:style style:name="P60" style:family="paragraph" style:parent-style-name="Table_20_Contents" style:list-style-name="L1">
      <style:paragraph-properties fo:text-align="start" style:justify-single-word="false"/>
      <style:text-properties style:font-name="Verdana" fo:font-size="11pt" officeooo:rsid="00342717" officeooo:paragraph-rsid="0043d4bb" style:font-size-asian="11pt" style:font-size-complex="11pt" style:language-complex="ar" style:country-complex="SA"/>
    </style:style>
    <style:style style:name="P61" style:family="paragraph" style:parent-style-name="Table_20_Contents" style:list-style-name="L2">
      <style:paragraph-properties fo:text-align="start" style:justify-single-word="false"/>
      <style:text-properties style:font-name="Verdana" fo:font-size="11pt" officeooo:rsid="00342717" officeooo:paragraph-rsid="00342717" style:font-size-asian="11pt" style:font-size-complex="11pt" style:language-complex="ar" style:country-complex="SA"/>
    </style:style>
    <style:style style:name="P62" style:family="paragraph" style:parent-style-name="Table_20_Contents">
      <style:paragraph-properties fo:text-align="start" style:justify-single-word="false"/>
      <style:text-properties style:font-name="Verdana" fo:font-size="11pt" officeooo:rsid="00342717" officeooo:paragraph-rsid="0043d4bb" style:font-size-asian="11pt" style:font-size-complex="11pt" style:language-complex="ar" style:country-complex="SA"/>
    </style:style>
    <style:style style:name="P63" style:family="paragraph" style:parent-style-name="Table_20_Contents" style:list-style-name="L3">
      <style:paragraph-properties fo:text-align="start" style:justify-single-word="false"/>
      <style:text-properties style:font-name="Verdana" fo:font-size="11pt" officeooo:rsid="0036104b" officeooo:paragraph-rsid="0036104b" style:font-size-asian="11pt" style:font-size-complex="11pt" style:language-complex="ar" style:country-complex="SA"/>
    </style:style>
    <style:style style:name="P64" style:family="paragraph" style:parent-style-name="Table_20_Contents" style:list-style-name="L4">
      <style:paragraph-properties fo:text-align="start" style:justify-single-word="false"/>
      <style:text-properties style:font-name="Verdana" fo:font-size="11pt" officeooo:rsid="0036104b" officeooo:paragraph-rsid="0036104b" style:font-size-asian="11pt" style:font-size-complex="11pt" style:language-complex="ar" style:country-complex="SA"/>
    </style:style>
    <style:style style:name="P65" style:family="paragraph" style:parent-style-name="Table_20_Contents" style:list-style-name="L5">
      <style:paragraph-properties fo:text-align="start" style:justify-single-word="false"/>
      <style:text-properties style:font-name="Verdana" fo:font-size="11pt" officeooo:rsid="0038b458" officeooo:paragraph-rsid="003ba728" style:font-size-asian="11pt" style:font-size-complex="11pt" style:language-complex="ar" style:country-complex="SA"/>
    </style:style>
    <style:style style:name="P66" style:family="paragraph" style:parent-style-name="Table_20_Contents" style:list-style-name="L5">
      <style:paragraph-properties fo:text-align="start" style:justify-single-word="false"/>
      <style:text-properties style:font-name="Verdana" fo:font-size="11pt" officeooo:rsid="0038b458" officeooo:paragraph-rsid="0038b458" style:font-size-asian="11pt" style:font-size-complex="11pt" style:language-complex="ar" style:country-complex="SA"/>
    </style:style>
    <style:style style:name="P67" style:family="paragraph" style:parent-style-name="Table_20_Contents" style:list-style-name="L7">
      <style:paragraph-properties fo:text-align="start" style:justify-single-word="false"/>
      <style:text-properties style:font-name="Verdana" fo:font-size="11pt" officeooo:rsid="003d70b4" officeooo:paragraph-rsid="003d70b4" style:font-size-asian="11pt" style:font-size-complex="11pt" style:language-complex="ar" style:country-complex="SA"/>
    </style:style>
    <style:style style:name="P68" style:family="paragraph" style:parent-style-name="Table_20_Contents" style:list-style-name="L8">
      <style:paragraph-properties fo:text-align="start" style:justify-single-word="false"/>
      <style:text-properties style:font-name="Verdana" fo:font-size="11pt" officeooo:rsid="003d894f" officeooo:paragraph-rsid="003d894f" style:font-size-asian="11pt" style:font-size-complex="11pt" style:language-complex="ar" style:country-complex="SA"/>
    </style:style>
    <style:style style:name="P69" style:family="paragraph" style:parent-style-name="Table_20_Contents" style:list-style-name="L8">
      <style:paragraph-properties fo:text-align="start" style:justify-single-word="false"/>
      <style:text-properties style:font-name="Verdana" fo:font-size="11pt" officeooo:rsid="003d894f" officeooo:paragraph-rsid="0040f843" style:font-size-asian="11pt" style:font-size-complex="11pt" style:language-complex="ar" style:country-complex="SA"/>
    </style:style>
    <style:style style:name="P70" style:family="paragraph" style:parent-style-name="Table_20_Contents" style:list-style-name="L8">
      <style:paragraph-properties fo:text-align="start" style:justify-single-word="false"/>
      <style:text-properties style:font-name="Verdana" fo:font-size="11pt" officeooo:rsid="004184f0" officeooo:paragraph-rsid="004184f0" style:font-size-asian="11pt" style:font-size-complex="11pt" style:language-complex="ar" style:country-complex="SA"/>
    </style:style>
    <style:style style:name="P71" style:family="paragraph" style:parent-style-name="Table_20_Contents">
      <style:paragraph-properties fo:text-align="start" style:justify-single-word="false"/>
      <style:text-properties style:font-name="Verdana" fo:font-size="11pt" officeooo:rsid="00439338" officeooo:paragraph-rsid="00439338" style:font-size-asian="11pt" style:font-size-complex="11pt" style:language-complex="ar" style:country-complex="SA"/>
    </style:style>
    <style:style style:name="P72" style:family="paragraph" style:parent-style-name="Table_20_Contents" style:list-style-name="L2">
      <style:paragraph-properties fo:text-align="start" style:justify-single-word="false"/>
      <style:text-properties officeooo:rsid="0036104b" officeooo:paragraph-rsid="0036104b"/>
    </style:style>
    <style:style style:name="P73" style:family="paragraph" style:parent-style-name="Table_20_Contents" style:list-style-name="L3">
      <style:paragraph-properties fo:text-align="start" style:justify-single-word="false"/>
      <style:text-properties officeooo:rsid="0036104b" officeooo:paragraph-rsid="0036104b"/>
    </style:style>
    <style:style style:name="P74" style:family="paragraph" style:parent-style-name="Table_20_Contents" style:list-style-name="L3">
      <style:paragraph-properties fo:text-align="start" style:justify-single-word="false"/>
      <style:text-properties officeooo:paragraph-rsid="0036104b"/>
    </style:style>
    <style:style style:name="P75" style:family="paragraph" style:parent-style-name="Table_20_Contents" style:list-style-name="L5">
      <style:paragraph-properties fo:text-align="start" style:justify-single-word="false"/>
      <style:text-properties officeooo:paragraph-rsid="003ba728"/>
    </style:style>
    <style:style style:name="P76" style:family="paragraph" style:parent-style-name="Table_20_Contents" style:list-style-name="L6">
      <style:paragraph-properties fo:text-align="start" style:justify-single-word="false"/>
      <style:text-properties officeooo:paragraph-rsid="003c864d"/>
    </style:style>
    <style:style style:name="P77" style:family="paragraph" style:parent-style-name="Table_20_Contents" style:list-style-name="L5">
      <style:paragraph-properties fo:text-align="start" style:justify-single-word="false"/>
      <style:text-properties officeooo:rsid="003ba728" officeooo:paragraph-rsid="003ba728"/>
    </style:style>
    <style:style style:name="P78" style:family="paragraph" style:parent-style-name="Table_20_Contents">
      <style:paragraph-properties fo:text-align="start" style:justify-single-word="false"/>
      <style:text-properties fo:font-size="11pt" officeooo:rsid="002de825" officeooo:paragraph-rsid="00470fa6" style:font-size-asian="11pt" style:font-size-complex="11pt"/>
    </style:style>
    <style:style style:name="P79" style:family="paragraph" style:parent-style-name="Table_20_Contents" style:list-style-name="L5">
      <style:paragraph-properties fo:margin-left="2.501cm" fo:margin-right="0cm" fo:text-align="start" style:justify-single-word="false" fo:text-indent="-0.635cm" style:auto-text-indent="false"/>
      <style:text-properties officeooo:paragraph-rsid="003ba728"/>
    </style:style>
    <style:style style:name="P80" style:family="paragraph" style:parent-style-name="Table_20_Contents" style:list-style-name="L5">
      <style:paragraph-properties fo:margin-left="2.501cm" fo:margin-right="0cm" fo:text-align="start" style:justify-single-word="false" fo:text-indent="-0.635cm" style:auto-text-indent="false"/>
      <style:text-properties officeooo:paragraph-rsid="0038b458"/>
    </style:style>
    <style:style style:name="P81" style:family="paragraph" style:parent-style-name="Table_20_Contents" style:list-style-name="L5">
      <style:paragraph-properties fo:margin-left="2.501cm" fo:margin-right="0cm" fo:text-align="start" style:justify-single-word="false" fo:text-indent="-0.635cm" style:auto-text-indent="false"/>
      <style:text-properties style:font-name="Verdana" fo:font-size="11pt" officeooo:rsid="0038b458" officeooo:paragraph-rsid="0038b458" style:font-size-asian="11pt" style:font-size-complex="11pt" style:language-complex="ar" style:country-complex="SA"/>
    </style:style>
    <style:style style:name="P82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Verdana" fo:font-size="11pt" fo:font-weight="bold" officeooo:rsid="0043d4bb" officeooo:paragraph-rsid="0043d4bb" style:font-size-asian="11pt" style:font-weight-asian="bold" style:font-name-complex="Arial3" style:font-size-complex="11pt" style:language-complex="ar" style:country-complex="SA" style:font-weight-complex="bold"/>
    </style:style>
    <style:style style:name="P83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style:font-name="Verdana" fo:font-size="11pt" officeooo:rsid="00342717" officeooo:paragraph-rsid="0043d4bb" style:font-size-asian="11pt" style:font-name-complex="Arial3" style:font-size-complex="11pt" style:language-complex="ar" style:country-complex="SA"/>
    </style:style>
    <style:style style:name="P84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style:font-name="Verdana" fo:font-size="11pt" officeooo:rsid="0045772a" officeooo:paragraph-rsid="0045772a" style:font-size-asian="11pt" style:font-name-complex="Arial3" style:font-size-complex="11pt" style:language-complex="ar" style:country-complex="SA"/>
    </style:style>
    <style:style style:name="P8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Verdana" fo:font-weight="bold" officeooo:paragraph-rsid="0043d4bb" style:font-weight-asian="bold" style:font-name-complex="Arial3" style:font-size-complex="11pt"/>
    </style:style>
    <style:style style:name="P8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Verdana" fo:font-weight="bold" officeooo:paragraph-rsid="00470fa6" style:font-weight-asian="bold" style:font-name-complex="Arial3" style:font-size-complex="11pt"/>
    </style:style>
    <style:style style:name="P8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Verdana" fo:font-weight="bold" officeooo:paragraph-rsid="004939b7" style:font-weight-asian="bold" style:font-name-complex="Arial3" style:font-size-complex="11pt"/>
    </style:style>
    <style:style style:name="P88" style:family="paragraph" style:parent-style-name="Heading_20_1">
      <style:text-properties officeooo:rsid="0028565a"/>
    </style:style>
    <style:style style:name="P89" style:family="paragraph" style:parent-style-name="Heading_20_1">
      <style:paragraph-properties fo:break-before="page"/>
      <style:text-properties officeooo:rsid="0028565a" officeooo:paragraph-rsid="0028565a"/>
    </style:style>
    <style:style style:name="T1" style:family="text">
      <style:text-properties officeooo:rsid="0009489c"/>
    </style:style>
    <style:style style:name="T2" style:family="text">
      <style:text-properties officeooo:rsid="002d4af4"/>
    </style:style>
    <style:style style:name="T3" style:family="text">
      <style:text-properties officeooo:rsid="00295d95"/>
    </style:style>
    <style:style style:name="T4" style:family="text">
      <style:text-properties officeooo:rsid="002de825"/>
    </style:style>
    <style:style style:name="T5" style:family="text">
      <style:text-properties officeooo:rsid="002f27cb"/>
    </style:style>
    <style:style style:name="T6" style:family="text">
      <style:text-properties officeooo:rsid="0030d26d"/>
    </style:style>
    <style:style style:name="T7" style:family="text">
      <style:text-properties officeooo:rsid="003165af"/>
    </style:style>
    <style:style style:name="T8" style:family="text">
      <style:text-properties officeooo:rsid="0032e96a"/>
    </style:style>
    <style:style style:name="T9" style:family="text">
      <style:text-properties style:font-name="Verdana" fo:font-size="11pt" style:font-size-asian="11pt" style:font-size-complex="11pt" style:language-complex="ar" style:country-complex="SA"/>
    </style:style>
    <style:style style:name="T10" style:family="text">
      <style:text-properties style:font-name="Verdana" fo:font-size="11pt" officeooo:rsid="00342717" style:font-size-asian="11pt" style:font-size-complex="11pt" style:language-complex="ar" style:country-complex="SA"/>
    </style:style>
    <style:style style:name="T11" style:family="text">
      <style:text-properties style:font-name="Verdana" fo:font-size="11pt" officeooo:rsid="0036104b" style:font-size-asian="11pt" style:font-size-complex="11pt" style:language-complex="ar" style:country-complex="SA"/>
    </style:style>
    <style:style style:name="T12" style:family="text">
      <style:text-properties style:font-name="Verdana" fo:font-size="11pt" officeooo:rsid="0038b458" style:font-size-asian="11pt" style:font-size-complex="11pt" style:language-complex="ar" style:country-complex="SA"/>
    </style:style>
    <style:style style:name="T13" style:family="text">
      <style:text-properties style:font-name="Verdana" fo:font-size="11pt" officeooo:rsid="003ba728" style:font-size-asian="11pt" style:font-size-complex="11pt" style:language-complex="ar" style:country-complex="SA"/>
    </style:style>
    <style:style style:name="T14" style:family="text">
      <style:text-properties style:font-name="Verdana" fo:font-size="11pt" officeooo:rsid="003c864d" style:font-size-asian="11pt" style:font-size-complex="11pt" style:language-complex="ar" style:country-complex="SA"/>
    </style:style>
    <style:style style:name="T15" style:family="text">
      <style:text-properties style:font-name="Verdana" fo:font-size="11pt" officeooo:rsid="003d5e75" style:font-size-asian="11pt" style:font-size-complex="11pt" style:language-complex="ar" style:country-complex="SA"/>
    </style:style>
    <style:style style:name="T16" style:family="text">
      <style:text-properties style:font-name="Verdana" fo:font-size="11pt" officeooo:rsid="003d70b4" style:font-size-asian="11pt" style:font-size-complex="11pt" style:language-complex="ar" style:country-complex="SA"/>
    </style:style>
    <style:style style:name="T17" style:family="text">
      <style:text-properties style:font-name="Verdana" fo:font-size="11pt" officeooo:rsid="003d894f" style:font-size-asian="11pt" style:font-size-complex="11pt" style:language-complex="ar" style:country-complex="SA"/>
    </style:style>
    <style:style style:name="T18" style:family="text">
      <style:text-properties style:font-name="Verdana" fo:font-size="11pt" officeooo:rsid="003f80d8" style:font-size-asian="11pt" style:font-size-complex="11pt" style:language-complex="ar" style:country-complex="SA"/>
    </style:style>
    <style:style style:name="T19" style:family="text">
      <style:text-properties style:font-name="Verdana" fo:font-size="11pt" officeooo:rsid="00406377" style:font-size-asian="11pt" style:font-size-complex="11pt" style:language-complex="ar" style:country-complex="SA"/>
    </style:style>
    <style:style style:name="T20" style:family="text">
      <style:text-properties style:font-name="Verdana" fo:font-size="11pt" officeooo:rsid="0040f843" style:font-size-asian="11pt" style:font-size-complex="11pt" style:language-complex="ar" style:country-complex="SA"/>
    </style:style>
    <style:style style:name="T21" style:family="text">
      <style:text-properties style:font-name="Verdana" fo:font-size="11pt" officeooo:rsid="004184f0" style:font-size-asian="11pt" style:font-size-complex="11pt" style:language-complex="ar" style:country-complex="SA"/>
    </style:style>
    <style:style style:name="T22" style:family="text">
      <style:text-properties style:font-name="Verdana" officeooo:rsid="00342717" style:language-complex="ar" style:country-complex="SA"/>
    </style:style>
    <style:style style:name="T23" style:family="text">
      <style:text-properties style:font-name="Verdana" officeooo:rsid="00470fa6" style:language-complex="ar" style:country-complex="SA"/>
    </style:style>
    <style:style style:name="T24" style:family="text">
      <style:text-properties style:font-name="Verdana" officeooo:rsid="0048f13a" style:language-complex="ar" style:country-complex="SA"/>
    </style:style>
    <style:style style:name="T25" style:family="text">
      <style:text-properties style:font-name="Verdana" officeooo:rsid="004939b7" style:language-complex="ar" style:country-complex="SA"/>
    </style:style>
    <style:style style:name="T26" style:family="text">
      <style:text-properties officeooo:rsid="00342717"/>
    </style:style>
    <style:style style:name="T27" style:family="text">
      <style:text-properties officeooo:rsid="0036104b"/>
    </style:style>
    <style:style style:name="T28" style:family="text">
      <style:text-properties officeooo:rsid="0036ef3f"/>
    </style:style>
    <style:style style:name="T29" style:family="text">
      <style:text-properties officeooo:rsid="0037e7c1"/>
    </style:style>
    <style:style style:name="T30" style:family="text">
      <style:text-properties officeooo:rsid="003ba728"/>
    </style:style>
    <style:style style:name="T31" style:family="text">
      <style:text-properties officeooo:rsid="003c864d"/>
    </style:style>
    <style:style style:name="T32" style:family="text">
      <style:text-properties officeooo:rsid="003d894f"/>
    </style:style>
    <style:style style:name="T33" style:family="text">
      <style:text-properties officeooo:rsid="003f80d8"/>
    </style:style>
    <style:style style:name="T34" style:family="text">
      <style:text-properties officeooo:rsid="00406377"/>
    </style:style>
    <style:style style:name="T35" style:family="text">
      <style:text-properties officeooo:rsid="0040f843"/>
    </style:style>
    <style:style style:name="T36" style:family="text">
      <style:text-properties officeooo:rsid="004184f0"/>
    </style:style>
    <style:style style:name="T37" style:family="text">
      <style:text-properties officeooo:rsid="0042b186"/>
    </style:style>
    <style:style style:name="T38" style:family="text">
      <style:text-properties officeooo:rsid="00439338"/>
    </style:style>
    <style:style style:name="T39" style:family="text">
      <style:text-properties officeooo:rsid="0043d4bb"/>
    </style:style>
    <style:style style:name="T40" style:family="text">
      <style:text-properties officeooo:rsid="0045772a"/>
    </style:style>
    <style:style style:name="T41" style:family="text">
      <style:text-properties fo:font-size="11pt" officeooo:rsid="0043d4bb" style:font-size-asian="11pt" style:language-complex="ar" style:country-complex="SA" style:font-weight-complex="bold"/>
    </style:style>
    <style:style style:name="T42" style:family="text">
      <style:text-properties officeooo:rsid="0048f13a"/>
    </style:style>
    <style:style style:name="T43" style:family="text">
      <style:text-properties officeooo:rsid="004939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 table:style-name="Tabla3.1">
            <table:table-cell table:style-name="Tabla3.A1" table:number-columns-spanned="5" office:value-type="string">
              <text:p text:style-name="P4">CONTROL DE VERSION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3.1">
            <table:table-cell table:style-name="Tabla3.A2" office:value-type="string">
              <text:p text:style-name="P20">Autor(es)</text:p>
            </table:table-cell>
            <table:table-cell table:style-name="Tabla3.B2" office:value-type="string">
              <text:p text:style-name="P20">Responsable(s)</text:p>
            </table:table-cell>
            <table:table-cell table:style-name="Tabla3.B2" office:value-type="string">
              <text:p text:style-name="P20">Fecha</text:p>
            </table:table-cell>
            <table:table-cell table:style-name="Tabla3.B2" office:value-type="string">
              <text:p text:style-name="P20">Versión</text:p>
            </table:table-cell>
            <table:table-cell table:style-name="Tabla3.B2" office:value-type="string">
              <text:p text:style-name="P20">Control de cambios</text:p>
            </table:table-cell>
          </table:table-row>
        </table:table-header-rows>
        <table:table-row table:style-name="Tabla3.1">
          <table:table-cell table:style-name="Tabla3.A3" office:value-type="string">
            <text:p text:style-name="P7">EJTR, AATG, RABT</text:p>
          </table:table-cell>
          <table:table-cell table:style-name="Tabla3.B3" office:value-type="string">
            <text:p text:style-name="P8">RABT</text:p>
          </table:table-cell>
          <table:table-cell table:style-name="Tabla3.C3" office:value-type="string">
            <text:p text:style-name="P9">23/abr/15</text:p>
          </table:table-cell>
          <table:table-cell table:style-name="Tabla3.D3" office:value-type="string">
            <text:p text:style-name="P9">0.0.1</text:p>
          </table:table-cell>
          <table:table-cell table:style-name="Tabla3.E3" office:value-type="string">
            <text:p text:style-name="P7">Primera versión controlada, basada en la revisión de los requerimientos del proyecto original.</text:p>
          </table:table-cell>
        </table:table-row>
        <table:table-row table:style-name="Tabla3.1">
          <table:table-cell table:style-name="Tabla3.A4" office:value-type="string">
            <text:p text:style-name="P6"/>
          </table:table-cell>
          <table:table-cell table:style-name="Tabla3.B4" office:value-type="string">
            <text:p text:style-name="P6"/>
          </table:table-cell>
          <table:table-cell table:style-name="Tabla3.C4" office:value-type="string">
            <text:p text:style-name="P5"/>
          </table:table-cell>
          <table:table-cell table:style-name="Tabla3.D4" office:value-type="string">
            <text:p text:style-name="P5"/>
          </table:table-cell>
          <table:table-cell table:style-name="Tabla3.E4" office:value-type="string">
            <text:p text:style-name="P6"/>
          </table:table-cell>
        </table:table-row>
      </table:table>
      <text:p text:style-name="P44"/>
      <text:p text:style-name="P4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56"><text:a xlink:type="simple" xlink:href="#__RefHeading__287_1587839860" text:style-name="Index_20_Link" text:visited-style-name="Index_20_Link">1Requerimientos funcionales<text:tab/>2</text:a></text:p>
          <text:p text:style-name="P56"><text:a xlink:type="simple" xlink:href="#__RefHeading__289_1587839860" text:style-name="Index_20_Link" text:visited-style-name="Index_20_Link">2Requerimientos no funcionales<text:tab/>7</text:a></text:p>
        </text:index-body>
      </text:table-of-content>
      <text:p text:style-name="P45"/>
      <text:h text:style-name="P89" text:outline-level="1"><text:bookmark-start text:name="__RefHeading__287_1587839860"/>Requerimientos funcionales<text:bookmark-end text:name="__RefHeading__287_1587839860"/></text:h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p text:style-name="P21">REQUERIMIENTO: RF_01</text:p>
            </table:table-cell>
          </table:table-row>
        </table:table-header-rows>
        <table:table-row table:style-name="Tabla12.1">
          <table:table-cell table:style-name="Tabla12.A2" office:value-type="string">
            <text:p text:style-name="P24">Nombre corto: Alumnos</text:p>
            <text:p text:style-name="P24">Estatus: En <text:span text:style-name="T7">construcción</text:span></text:p>
          </table:table-cell>
        </table:table-row>
        <table:table-row table:style-name="Tabla12.1">
          <table:table-cell table:style-name="Tabla12.A3" office:value-type="string">
            <text:p text:style-name="P53">Descripción</text:p>
            <text:p text:style-name="P31">Se debe almacenar los datos de todos los alumnos de la UPIIZ. Los datos requeridos para cada alumno son:</text:p>
            <text:list xml:id="list7673337520398702963" text:style-name="L1">
              <text:list-item>
                <text:p text:style-name="P59">Número de boleta (identificador único).</text:p>
              </text:list-item>
              <text:list-item>
                <text:p text:style-name="P59">Nombre completo.</text:p>
              </text:list-item>
              <text:list-item>
                <text:p text:style-name="P59">Carrera.</text:p>
              </text:list-item>
              <text:list-item>
                <text:p text:style-name="P59">Grupo.</text:p>
              </text:list-item>
              <text:list-item>
                <text:p text:style-name="P59">Sexo.</text:p>
              </text:list-item>
            </text:list>
          </table:table-cell>
        </table:table-row>
        <table:table-row table:style-name="Tabla12.1">
          <table:table-cell table:style-name="Tabla12.A5" office:value-type="string">
            <text:p text:style-name="P17">Necesidad que resuelve</text:p>
            <text:p text:style-name="P7"><text:span text:style-name="T6">Mantener </text:span>los datos de los alumnos para <text:span text:style-name="T6">poder </text:span>generar reportes de asistencia y de estatus (mensual o trimestral), así como inscribirlos en algún taller/<text:span text:style-name="T26">actividad</text:span>.</text:p>
          </table:table-cell>
        </table:table-row>
        <table:table-row table:style-name="Tabla12.1">
          <table:table-cell table:style-name="Tabla12.A5" office:value-type="string">
            <text:p text:style-name="P17">Métrica de satisfacción</text:p>
            <text:p text:style-name="P7">Se pueden dar de alta, <text:span text:style-name="T8">modificar e inhabilitar</text:span> tantos alumnos como sea requerido sin que se repita <text:span text:style-name="T6">su número de boleta</text:span>.</text:p>
          </table:table-cell>
        </table:table-row>
      </table:table>
      <text:p text:style-name="P47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p text:style-name="P21">REQUERIMIENTO: RF_02</text:p>
            </table:table-cell>
          </table:table-row>
        </table:table-header-rows>
        <table:table-row table:style-name="Tabla13.1">
          <table:table-cell table:style-name="Tabla13.A2" office:value-type="string">
            <text:p text:style-name="P25">Nombre corto: Actividades </text:p>
            <text:p text:style-name="P25">Estatus: En <text:span text:style-name="T8">construcción</text:span></text:p>
          </table:table-cell>
        </table:table-row>
        <table:table-row table:style-name="Tabla13.1">
          <table:table-cell table:style-name="Tabla13.A3" office:value-type="string">
            <text:p text:style-name="P54">Descripción</text:p>
            <text:p text:style-name="P31">Se debe dar de alta los talleres/actividades ofrecidos por el Departamento de Servicios Estudiantiles de la UPIIZ. Los datos requeridos para cada actividad son:</text:p>
            <text:list xml:id="list7882910992895838923" text:style-name="L2">
              <text:list-item>
                <text:p text:style-name="P61">Nombre.</text:p>
              </text:list-item>
              <text:list-item>
                <text:p text:style-name="P61">Tipo (definido por el usuario).</text:p>
              </text:list-item>
              <text:list-item>
                <text:p text:style-name="P61">Fecha de inicio.</text:p>
              </text:list-item>
              <text:list-item>
                <text:p text:style-name="P61">Duración.</text:p>
              </text:list-item>
              <text:list-item>
                <text:p text:style-name="P61">Modalidad (presencial / no presencial).</text:p>
              </text:list-item>
              <text:list-item>
                <text:p text:style-name="P61">Coordinador.</text:p>
              </text:list-item>
              <text:list-item>
                <text:p text:style-name="P72"><text:span text:style-name="T10">L</text:span><text:span text:style-name="T9">ogotipo (opcional).</text:span></text:p>
              </text:list-item>
            </text:list>
          </table:table-cell>
        </table:table-row>
        <table:table-row table:style-name="Tabla13.1">
          <table:table-cell table:style-name="Tabla13.A5" office:value-type="string">
            <text:p text:style-name="P17">Necesidad que resuelve</text:p>
            <text:p text:style-name="P10"><text:span text:style-name="T7">Mantener la lista de talleres/</text:span>actividades <text:span text:style-name="T7">disponibles</text:span>.</text:p>
          </table:table-cell>
        </table:table-row>
        <table:table-row table:style-name="Tabla13.1">
          <table:table-cell table:style-name="Tabla13.A5" office:value-type="string">
            <text:p text:style-name="P17">Métrica de satisfacción</text:p>
            <text:p text:style-name="P10">Se p<text:span text:style-name="T8">ueden</text:span> dar de alta, <text:span text:style-name="T8">editar e inhabilitar</text:span> <text:span text:style-name="T26">talleres/</text:span>actividades <text:span text:style-name="T8">como sea requerido </text:span>sin que se repitan <text:span text:style-name="T8">y</text:span> <text:span text:style-name="T8">asignar </text:span>un coordinador para cada <text:span text:style-name="T8">uno</text:span>.</text:p>
          </table:table-cell>
        </table:table-row>
      </table:table>
      <text:p text:style-name="P47"/>
      <table:table table:name="Tabla4" table:style-name="Tabla4">
        <table:table-column table:style-name="Tabla4.A"/>
        <table:table-header-rows>
          <text:soft-page-break/>
          <table:table-row table:style-name="Tabla4.1">
            <table:table-cell table:style-name="Tabla4.A1" office:value-type="string">
              <text:p text:style-name="P22">REQUERIMIENTO: RF_0<text:span text:style-name="T4">3</text:span>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25">Nombre corto: <text:span text:style-name="T26">Administrar</text:span> alumnos <text:span text:style-name="T26">en</text:span> <text:span text:style-name="T26">talleres/actividades</text:span></text:p>
            <text:p text:style-name="P25">Estatus: En <text:span text:style-name="T8">construcción</text:span></text:p>
          </table:table-cell>
        </table:table-row>
        <table:table-row table:style-name="Tabla4.1">
          <table:table-cell table:style-name="Tabla4.A3" office:value-type="string">
            <text:p text:style-name="P55">Descripción</text:p>
            <text:p text:style-name="P31">Los administradores y coordinadores deben poder agregar o eliminar alumnos a los distintos talleres/actividades mediante el número de boleta o nombre.</text:p>
          </table:table-cell>
        </table:table-row>
        <table:table-row table:style-name="Tabla4.1">
          <table:table-cell table:style-name="Tabla4.A5" office:value-type="string">
            <text:p text:style-name="P18">Necesidad que resuelve</text:p>
            <text:p text:style-name="P10"><text:span text:style-name="T26">Administrar las listas de</text:span> los tallere<text:span text:style-name="T8">s/</text:span>actividades para <text:span text:style-name="T26">poder </text:span>tomar asistencia durante la ejecución de los <text:span text:style-name="T8">mismos </text:span>y crear reporte<text:span text:style-name="T26">s</text:span> de <text:span text:style-name="T8">asistencia </text:span>diario<text:span text:style-name="T26">s</text:span> <text:span text:style-name="T8">o por evento </text:span>(lista).</text:p>
          </table:table-cell>
        </table:table-row>
        <table:table-row table:style-name="Tabla4.1">
          <table:table-cell table:style-name="Tabla4.A5" office:value-type="string">
            <text:p text:style-name="P18">Métrica de satisfacción</text:p>
            <text:p text:style-name="P10"><text:span text:style-name="T8">Se generan y mantienen actualizadas listas de alumnos inscritos a los talleres/actividades</text:span>.</text:p>
          </table:table-cell>
        </table:table-row>
      </table:table>
      <text:p text:style-name="P48"/>
      <table:table table:name="Tabla5" table:style-name="Tabla5">
        <table:table-column table:style-name="Tabla5.A"/>
        <table:table-header-rows>
          <table:table-row table:style-name="Tabla5.1">
            <table:table-cell table:style-name="Tabla5.A1" office:value-type="string">
              <text:p text:style-name="P22">REQUERIMIENTO: RF_<text:span text:style-name="T4">04</text:span>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25">Nombre corto: Crear listas de alumnos de cada taller/<text:span text:style-name="T26">actividad</text:span></text:p>
            <text:p text:style-name="P25">Estatus: En <text:span text:style-name="T29">diseño</text:span></text:p>
          </table:table-cell>
        </table:table-row>
        <table:table-row table:style-name="Tabla5.1">
          <table:table-cell table:style-name="Tabla5.A3" office:value-type="string">
            <text:p text:style-name="P53">Descripción</text:p>
            <text:p text:style-name="P27"><text:span text:style-name="T11">Se puede generar</text:span><text:span text:style-name="T10"> una lista de alumnos </text:span><text:span text:style-name="T11">registrados para cada taller/actividad</text:span><text:span text:style-name="T10">, </text:span><text:span text:style-name="T11">que incluya:</text:span></text:p>
            <text:list xml:id="list2829371710839306091" text:style-name="L3">
              <text:list-item>
                <text:p text:style-name="P63">Nombre de taller/actividad.</text:p>
              </text:list-item>
              <text:list-item>
                <text:p text:style-name="P73"><text:span text:style-name="T11">C</text:span><text:span text:style-name="T9">oordinador asignado.</text:span></text:p>
              </text:list-item>
              <text:list-item>
                <text:p text:style-name="P63">Número de boleta.</text:p>
              </text:list-item>
              <text:list-item>
                <text:p text:style-name="P74"><text:span text:style-name="T11">Nombre del alumno</text:span><text:span text:style-name="T10">.</text:span></text:p>
              </text:list-item>
            </text:list>
          </table:table-cell>
        </table:table-row>
        <table:table-row table:style-name="Tabla5.1">
          <table:table-cell table:style-name="Tabla5.A5" office:value-type="string">
            <text:p text:style-name="P18">Necesidad que resuelve</text:p>
            <text:p text:style-name="P10"><text:span text:style-name="T27">Generar e imprimir</text:span> lista<text:span text:style-name="T27">s</text:span> de los alumnos que asistirán a cada taller/actividad.</text:p>
          </table:table-cell>
        </table:table-row>
        <table:table-row table:style-name="Tabla5.1">
          <table:table-cell table:style-name="Tabla5.A5" office:value-type="string">
            <text:p text:style-name="P18">Métrica de satisfacción</text:p>
            <text:p text:style-name="P14">Las listas de los talleres/actividades se imprimen adecuadamente y son consistentes con la información almacenada en el sistema.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a6" table:style-name="Tabla6">
        <table:table-column table:style-name="Tabla6.A"/>
        <table:table-header-rows>
          <text:soft-page-break/>
          <table:table-row table:style-name="Tabla6.1">
            <table:table-cell table:style-name="Tabla6.A1" office:value-type="string">
              <text:p text:style-name="P22">REQUERIMIENTO: RF_<text:span text:style-name="T4">05</text:span>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25">Nombre corto: Crear constancias de alumnos</text:p>
            <text:p text:style-name="P25">Estatus: En <text:span text:style-name="T29">diseño</text:span></text:p>
          </table:table-cell>
        </table:table-row>
        <table:table-row table:style-name="Tabla6.1">
          <table:table-cell table:style-name="Tabla6.A3" office:value-type="string">
            <text:p text:style-name="P55">Descripción</text:p>
            <text:p text:style-name="P32">Se puede generar una constancia para los alumnos que hayan asistido a los talleres/actividades, que incluya:</text:p>
            <text:list xml:id="list6352111441717045226" text:style-name="L4">
              <text:list-item>
                <text:p text:style-name="P64">Fechas de inicio y fin del taller/actividad.</text:p>
              </text:list-item>
              <text:list-item>
                <text:p text:style-name="P64">Nombre del alumno.</text:p>
              </text:list-item>
              <text:list-item>
                <text:p text:style-name="P64">Carrera.</text:p>
              </text:list-item>
              <text:list-item>
                <text:p text:style-name="P64">Número de boleta.</text:p>
              </text:list-item>
              <text:list-item>
                <text:p text:style-name="P64">Nombre del taller/actividad.</text:p>
              </text:list-item>
              <text:list-item>
                <text:p text:style-name="P64">Nombre de la escuela.</text:p>
              </text:list-item>
              <text:list-item>
                <text:p text:style-name="P64">Número de horas que se reportan.</text:p>
              </text:list-item>
              <text:list-item>
                <text:p text:style-name="P64">Logotipo de la actividad (si existe).</text:p>
              </text:list-item>
            </text:list>
          </table:table-cell>
        </table:table-row>
        <table:table-row table:style-name="Tabla6.1">
          <table:table-cell table:style-name="Tabla6.A5" office:value-type="string">
            <text:p text:style-name="P18">Necesidad que resuelve</text:p>
            <text:p text:style-name="P10"><text:span text:style-name="T27">Generar e imprimir</text:span> constancias a los alumnos <text:span text:style-name="T27">que participan en un taller/actividad</text:span>.</text:p>
          </table:table-cell>
        </table:table-row>
        <table:table-row table:style-name="Tabla6.1">
          <table:table-cell table:style-name="Tabla6.A5" office:value-type="string">
            <text:p text:style-name="P18">Métrica de satisfacción</text:p>
            <text:p text:style-name="P13">Las constancias se generan e imprimen <text:span text:style-name="T28">adecuadamente y son consistentes con la información almacenada en el sistema.</text:span></text:p>
          </table:table-cell>
        </table:table-row>
      </table:table>
      <text:p text:style-name="P48"/>
      <table:table table:name="Tabla7" table:style-name="Tabla7">
        <table:table-column table:style-name="Tabla7.A"/>
        <table:table-header-rows>
          <table:table-row table:style-name="Tabla7.1">
            <table:table-cell table:style-name="Tabla7.A1" office:value-type="string">
              <text:p text:style-name="P22">REQUERIMIENTO: RF_<text:span text:style-name="T4">06</text:span>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25">Nombre corto: <text:span text:style-name="T30">R</text:span>eporte por periodos elegidos</text:p>
            <text:p text:style-name="P25">Estatus: En diseño</text:p>
          </table:table-cell>
        </table:table-row>
        <table:table-row table:style-name="Tabla7.1">
          <table:table-cell table:style-name="Tabla7.A3" office:value-type="string">
            <text:p text:style-name="P55">Descripción</text:p>
            <text:p text:style-name="P28"><text:span text:style-name="T13">Los administradores pueden generar </text:span><text:span text:style-name="T12">un reporte de asistencia </text:span><text:span text:style-name="T13">por taller/actividad a partir de las fechas de inicio y fin seleccionadas, que incluya</text:span><text:span text:style-name="T12">:</text:span></text:p>
            <text:list xml:id="list4877093536887127998" text:style-name="L5">
              <text:list-item>
                <text:p text:style-name="P75"><text:span text:style-name="T12">Nombre del taller/</text:span><text:span text:style-name="T13">actividad</text:span><text:span text:style-name="T12">.</text:span></text:p>
              </text:list-item>
              <text:list-item>
                <text:p text:style-name="P65">Periodo del reporte.</text:p>
              </text:list-item>
              <text:list-item>
                <text:p text:style-name="P75"><text:span text:style-name="T13">Coordinador asignado</text:span><text:span text:style-name="T12">.</text:span></text:p>
              </text:list-item>
              <text:list-item>
                <text:p text:style-name="P66">Total de horas por género.</text:p>
              </text:list-item>
              <text:list-item>
                <text:p text:style-name="P65">Total de horas general.</text:p>
              </text:list-item>
              <text:list-item>
                <text:p text:style-name="P77"><text:span text:style-name="T12">P</text:span><text:span text:style-name="T9">ara cada alumno:</text:span></text:p>
              </text:list-item>
              <text:list-item>
                <text:p text:style-name="P79"><text:span text:style-name="T13">N</text:span><text:span text:style-name="T12">ombre.</text:span></text:p>
              </text:list-item>
              <text:list-item>
                <text:p text:style-name="P80"><text:span text:style-name="T13">Número de a</text:span><text:span text:style-name="T12">sistencias.</text:span></text:p>
              </text:list-item>
              <text:list-item>
                <text:p text:style-name="P81">Horas de asistencia.</text:p>
              </text:list-item>
            </text:list>
          </table:table-cell>
        </table:table-row>
        <table:table-row table:style-name="Tabla7.1">
          <table:table-cell table:style-name="Tabla7.A5" office:value-type="string">
            <text:p text:style-name="P18">Necesidad que resuelve</text:p>
            <text:p text:style-name="P10"><text:span text:style-name="T30">Conocer el resumen de la</text:span> <text:span text:style-name="T30">asistencia de la población activa de </text:span>cada taller/<text:span text:style-name="T30">actividad</text:span> que se imparte.</text:p>
          </table:table-cell>
        </table:table-row>
        <text:soft-page-break/>
        <table:table-row table:style-name="Tabla7.1">
          <table:table-cell table:style-name="Tabla7.A5" office:value-type="string">
            <text:p text:style-name="P18">Métrica de satisfacción</text:p>
            <text:p text:style-name="P14">L<text:span text:style-name="T31">os reportes</text:span> se generan e imprimen <text:span text:style-name="T28">adecuadamente y son consistentes con la información almacenada en el sistema.</text:span></text:p>
          </table:table-cell>
        </table:table-row>
      </table:table>
      <text:p text:style-name="P48"/>
      <table:table table:name="Tabla8" table:style-name="Tabla8">
        <table:table-column table:style-name="Tabla8.A"/>
        <table:table-header-rows>
          <table:table-row table:style-name="Tabla8.1">
            <table:table-cell table:style-name="Tabla8.A1" office:value-type="string">
              <text:p text:style-name="P22">REQUERIMIENTO: RF_<text:span text:style-name="T4">07</text:span>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25">Nombre corto: Acceso al sistema</text:p>
            <text:p text:style-name="P25">Estatus: En <text:span text:style-name="T32">construcción</text:span></text:p>
          </table:table-cell>
        </table:table-row>
        <table:table-row table:style-name="Tabla8.1">
          <table:table-cell table:style-name="Tabla8.A3" office:value-type="string">
            <text:p text:style-name="P55">Descripción</text:p>
            <text:p text:style-name="P33">Los usuarios deberán proporcionar su usuario y contraseña (otorgados por el administrador) para entrar al sistema como uno de los siguientes tipos de usuario:</text:p>
            <text:list xml:id="list5502173069224741408" text:style-name="L6">
              <text:list-item>
                <text:p text:style-name="P76"><text:span text:style-name="T14">Administrador: Tiene acceso a toda</text:span><text:span text:style-name="T16">s</text:span><text:span text:style-name="T14"> la</text:span><text:span text:style-name="T16">s</text:span><text:span text:style-name="T14"> </text:span><text:span text:style-name="T16">características</text:span><text:span text:style-name="T14"> del sistema, excepto las que implican el trabajo </text:span><text:span text:style-name="T15">como coordinador</text:span><text:span text:style-name="T14"> </text:span><text:span text:style-name="T15">de </text:span><text:span text:style-name="T14">los talleres/actividades.</text:span></text:p>
              </text:list-item>
              <text:list-item>
                <text:p text:style-name="P76"><text:span text:style-name="T14">Coordinador: Tiene acceso </text:span><text:span text:style-name="T16">solo </text:span><text:span text:style-name="T15">a las características que implican el trabajo como responsable de los</text:span><text:span text:style-name="T14"> talleres/actividades</text:span><text:span text:style-name="T16">.</text:span></text:p>
              </text:list-item>
            </text:list>
            <text:p text:style-name="P34">Las características que implican el trabajo como responsable de los talleres/activiades son:</text:p>
            <text:list xml:id="list5784234422941991248" text:style-name="L7">
              <text:list-item>
                <text:p text:style-name="P67">Administrar alumnos.</text:p>
              </text:list-item>
              <text:list-item>
                <text:p text:style-name="P67">Generar lista de alumnos.</text:p>
              </text:list-item>
            </text:list>
            <text:p text:style-name="P35">En caso de que no recuerden su usuario y contraseña, debe existir la posibilidad de reiniciarlo o pedir su reposición por medio del sistema.</text:p>
          </table:table-cell>
        </table:table-row>
        <table:table-row table:style-name="Tabla8.1">
          <table:table-cell table:style-name="Tabla8.A5" office:value-type="string">
            <text:p text:style-name="P18">Necesidad que resuelve</text:p>
            <text:p text:style-name="P15">Mantener <text:span text:style-name="T34">organizados a</text:span> los usuarios que utilizan el sistema y un claro sistema de control respecto a las acciones que pueden realizar dentro del mismo.</text:p>
          </table:table-cell>
        </table:table-row>
        <table:table-row table:style-name="Tabla8.1">
          <table:table-cell table:style-name="Tabla8.A5" office:value-type="string">
            <text:p text:style-name="P18">Métrica de satisfacción</text:p>
            <text:p text:style-name="P15">Los usuarios pueden ingresar al sistema, acceder a las características asociadas a su perfil y en su caso, recuperar sus contraseñas o datos de acceso.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a9" table:style-name="Tabla9">
        <table:table-column table:style-name="Tabla9.A"/>
        <table:table-header-rows>
          <text:soft-page-break/>
          <table:table-row table:style-name="Tabla9.1">
            <table:table-cell table:style-name="Tabla9.A1" office:value-type="string">
              <text:p text:style-name="P22">REQUERIMIENTO: RF_<text:span text:style-name="T4">08</text:span></text:p>
            </table:table-cell>
          </table:table-row>
        </table:table-header-rows>
        <table:table-row table:style-name="Tabla9.1">
          <table:table-cell table:style-name="Tabla9.A2" office:value-type="string">
            <text:p text:style-name="P25">Nombre corto: <text:span text:style-name="T34">Registro de asistencia en m</text:span>odalidad presencial</text:p>
            <text:p text:style-name="P25">Estatus: En <text:span text:style-name="T32">construcción</text:span></text:p>
          </table:table-cell>
        </table:table-row>
        <table:table-row table:style-name="Tabla9.1">
          <table:table-cell table:style-name="Tabla9.A3" office:value-type="string">
            <text:p text:style-name="P55">Descripción</text:p>
            <text:p text:style-name="P29"><text:span text:style-name="T17">El registro de las asistencias </text:span><text:span text:style-name="T20">en el modo presencial</text:span><text:span text:style-name="T17"> se realizará en la lista que se genera para tal efecto </text:span><text:span text:style-name="T19">cuando se </text:span><text:span text:style-name="T20">da de alta</text:span><text:span text:style-name="T19"> una </text:span><text:span text:style-name="T17">actividad. </text:span><text:span text:style-name="T19">L</text:span><text:span text:style-name="T17">a información de tales asistencias es la base </text:span><text:span text:style-name="T19">para calcular </text:span><text:span text:style-name="T18">los datos </text:span><text:span text:style-name="T19">de </text:span><text:span text:style-name="T17">los reportes y constancias </text:span><text:span text:style-name="T18">requeridos, </text:span><text:span text:style-name="T20">por tal razón e</text:span><text:span text:style-name="T17">l registro de asistencia debe incluir:</text:span></text:p>
            <text:list xml:id="list8330928364008119759" text:style-name="L8">
              <text:list-item>
                <text:p text:style-name="P68">Nombre de la actividad.</text:p>
              </text:list-item>
              <text:list-item>
                <text:p text:style-name="P68">Coordinador de la actividad.</text:p>
              </text:list-item>
              <text:list-item>
                <text:p text:style-name="P68">Fecha.</text:p>
              </text:list-item>
              <text:list-item>
                <text:p text:style-name="P68"><text:span text:style-name="T34">A</text:span>lumno.</text:p>
              </text:list-item>
              <text:list-item>
                <text:p text:style-name="P68">Registro de asistencia.</text:p>
              </text:list-item>
            </text:list>
            <text:p text:style-name="P36">Es necesario además, que <text:span text:style-name="T35">los registros de </text:span>asistencia <text:span text:style-name="T35">puedan ser </text:span>edita<text:span text:style-name="T35">dos por el coordinador para, de ser necesario, a</text:span>justarlos a la realidad <text:span text:style-name="T35">de cada sesión</text:span>.</text:p>
          </table:table-cell>
        </table:table-row>
        <table:table-row table:style-name="Tabla9.1">
          <table:table-cell table:style-name="Tabla9.A5" office:value-type="string">
            <text:p text:style-name="P18">Necesidad que resuelve</text:p>
            <text:p text:style-name="P10"><text:span text:style-name="T33">P</text:span>roporciona<text:span text:style-name="T33">r</text:span> listas de asistencias con las cuales <text:span text:style-name="T33">los coordinadores </text:span>llev<text:span text:style-name="T35">en</text:span> un control de la concurrencia de los participantes a l<text:span text:style-name="T33">o</text:span>s <text:span text:style-name="T33">talleres/</text:span>actividades, para <text:span text:style-name="T33">basados en esta información, </text:span>generar constancias y reportes.</text:p>
          </table:table-cell>
        </table:table-row>
        <table:table-row table:style-name="Tabla9.1">
          <table:table-cell table:style-name="Tabla9.A5" office:value-type="string">
            <text:p text:style-name="P18">Métrica de satisfacción</text:p>
            <text:p text:style-name="P16">El coordinador puede registrar las asistencias y no asistencias de los participantes en un taller/actividad<text:span text:style-name="T4">.</text:span></text:p>
          </table:table-cell>
        </table:table-row>
      </table:table>
      <text:p text:style-name="P48"/>
      <table:table table:name="Tabla10" table:style-name="Tabla10">
        <table:table-column table:style-name="Tabla10.A"/>
        <table:table-header-rows>
          <table:table-row table:style-name="Tabla10.1">
            <table:table-cell table:style-name="Tabla10.A1" office:value-type="string">
              <text:p text:style-name="P22">REQUERIMIENTO: RF_<text:span text:style-name="T4">09</text:span></text:p>
            </table:table-cell>
          </table:table-row>
        </table:table-header-rows>
        <table:table-row table:style-name="Tabla10.1">
          <table:table-cell table:style-name="Tabla10.A2" office:value-type="string">
            <text:p text:style-name="P25">Nombre corto: <text:span text:style-name="T35">Registro de trabajos en m</text:span>odalidad no presencial</text:p>
            <text:p text:style-name="P25">Estatus: En diseño</text:p>
          </table:table-cell>
        </table:table-row>
        <table:table-row table:style-name="Tabla10.1">
          <table:table-cell table:style-name="Tabla10.A3" office:value-type="string">
            <text:p text:style-name="P55">Descripción</text:p>
            <text:p text:style-name="P30"><text:span text:style-name="T17">El registro de l</text:span><text:span text:style-name="T20">os </text:span><text:span text:style-name="T21">trabajos</text:span><text:span text:style-name="T20"> de cada alumno en el modo no presencial</text:span><text:span text:style-name="T17"> se realizará en la lista que se genera para tal efecto </text:span><text:span text:style-name="T19">cuando se </text:span><text:span text:style-name="T20">da de alta</text:span><text:span text:style-name="T19"> una </text:span><text:span text:style-name="T17">actividad. </text:span><text:span text:style-name="T19">L</text:span><text:span text:style-name="T17">a información de tales </text:span><text:span text:style-name="T21">trabajos</text:span><text:span text:style-name="T17"> es la base </text:span><text:span text:style-name="T19">para calcular, </text:span><text:span text:style-name="T21">una vez traducidos a horas activas equivalentes,</text:span><text:span text:style-name="T19"> </text:span><text:span text:style-name="T18">los datos </text:span><text:span text:style-name="T19">de </text:span><text:span text:style-name="T17">los reportes y constancias </text:span><text:span text:style-name="T18">requeridos, </text:span><text:span text:style-name="T20">por tal razón e</text:span><text:span text:style-name="T17">l registro de </text:span><text:span text:style-name="T21">trabajo</text:span><text:span text:style-name="T17"> debe incluir:</text:span></text:p>
            <text:list xml:id="list124801060552623" text:continue-numbering="true" text:style-name="L8">
              <text:list-item>
                <text:p text:style-name="P69">Nombre de la actividad.</text:p>
              </text:list-item>
              <text:list-item>
                <text:p text:style-name="P69">Coordinador de la actividad.</text:p>
              </text:list-item>
              <text:list-item>
                <text:p text:style-name="P69">Fecha.</text:p>
              </text:list-item>
              <text:list-item>
                <text:p text:style-name="P69"><text:span text:style-name="T34">A</text:span>lumno.</text:p>
              </text:list-item>
              <text:list-item>
                <text:p text:style-name="P69"><text:span text:style-name="T36">Cantidad de horas equivalentes</text:span>.</text:p>
              </text:list-item>
              <text:list-item>
                <text:p text:style-name="P70">Actividad(es) realizada(s).</text:p>
              </text:list-item>
            </text:list>
            <text:p text:style-name="P37"><text:span text:style-name="T21">L</text:span><text:span text:style-name="T9">a cantidad total de horas equivalentes no puede nunca superar el máximo de horas por día definido para cada taller/actividad multiplicado por la cantidad de días del periodo del mismo.</text:span></text:p>
          </table:table-cell>
        </table:table-row>
        <text:soft-page-break/>
        <table:table-row table:style-name="Tabla10.1">
          <table:table-cell table:style-name="Tabla10.A5" office:value-type="string">
            <text:p text:style-name="P18">Necesidad que resuelve</text:p>
            <text:p text:style-name="P11"><text:span text:style-name="T33">P</text:span>roporciona<text:span text:style-name="T33">r</text:span> <text:span text:style-name="T36">la relación de horas activas equivalentes y la clase de trabajos generados en dichas horas, </text:span>con las cuales <text:span text:style-name="T33">los coordinadores </text:span>llev<text:span text:style-name="T35">en</text:span> un control de<text:span text:style-name="T36">l avance </text:span>de los participantes <text:span text:style-name="T36">en</text:span> l<text:span text:style-name="T33">o</text:span>s <text:span text:style-name="T33">talleres/</text:span>actividades, para generar constancias y reportes <text:span text:style-name="T37">basados en esa información</text:span>.</text:p>
          </table:table-cell>
        </table:table-row>
        <table:table-row table:style-name="Tabla10.1">
          <table:table-cell table:style-name="Tabla10.A5" office:value-type="string">
            <text:p text:style-name="P18">Métrica de satisfacción</text:p>
            <text:p text:style-name="P11"><text:span text:style-name="T33">El coordinador puede registrar las horas equivalentes de los participantes y la evidencia de los trabajos asociados en un taller/actividad</text:span>.</text:p>
          </table:table-cell>
        </table:table-row>
      </table:table>
      <text:p text:style-name="P48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p text:style-name="P22">REQUERIMIENTO: RF_<text:span text:style-name="T4">10</text:span></text:p>
            </table:table-cell>
          </table:table-row>
        </table:table-header-rows>
        <table:table-row table:style-name="Tabla11.1">
          <table:table-cell table:style-name="Tabla11.A2" office:value-type="string">
            <text:p text:style-name="P25">Nombre corto: Estado de actividades</text:p>
            <text:p text:style-name="P25">Estatus: En diseño</text:p>
          </table:table-cell>
        </table:table-row>
        <table:table-row table:style-name="Tabla11.1">
          <table:table-cell table:style-name="Tabla11.A3" office:value-type="string">
            <text:p text:style-name="P82">Descripción</text:p>
            <text:p text:style-name="P71">El administrador podrá verificar el estado y las asistencias de cada taller/actividad que se lleve a cabo, para verificar la asistencia de los alumnos. Las búsquedas se podrán realizar por taller/actividad, carrera o grupo.</text:p>
          </table:table-cell>
        </table:table-row>
        <table:table-row table:style-name="Tabla11.1">
          <table:table-cell table:style-name="Tabla11.A5" office:value-type="string">
            <text:p text:style-name="P18">Necesidad que resuelve</text:p>
            <text:p text:style-name="P10"><text:span text:style-name="T38">Proporcionar </text:span>información del esta<text:span text:style-name="T38">do</text:span> de cada taller/actividad sin necesidad de esperar los reportes <text:span text:style-name="T38">periódicos de los coordinadores</text:span>.</text:p>
          </table:table-cell>
        </table:table-row>
        <table:table-row table:style-name="Tabla11.1">
          <table:table-cell table:style-name="Tabla11.A5" office:value-type="string">
            <text:p text:style-name="P18">Métrica de satisfacción</text:p>
            <text:p text:style-name="P10"><text:span text:style-name="T38">El administrador puede consultar la asistencia de cualquier taller/actividad en el momento que lo necesite</text:span>.</text:p>
          </table:table-cell>
        </table:table-row>
      </table:table>
      <text:p text:style-name="P48"/>
      <table:table table:name="Tabla15" table:style-name="Tabla15">
        <table:table-column table:style-name="Tabla15.A"/>
        <table:table-header-rows>
          <table:table-row table:style-name="Tabla15.1">
            <table:table-cell table:style-name="Tabla15.A1" office:value-type="string">
              <text:p text:style-name="P22">REQUERIMIENTO: RF_<text:span text:style-name="T4">11</text:span></text:p>
            </table:table-cell>
          </table:table-row>
        </table:table-header-rows>
        <table:table-row table:style-name="Tabla15.1">
          <table:table-cell table:style-name="Tabla15.A2" office:value-type="string">
            <text:p text:style-name="P25">Nombre corto: Coordinadores</text:p>
            <text:p text:style-name="P25">Estatus: En diseño</text:p>
          </table:table-cell>
        </table:table-row>
        <table:table-row table:style-name="Tabla15.1">
          <table:table-cell table:style-name="Tabla15.A3" office:value-type="string">
            <text:p text:style-name="P85"><text:span text:style-name="T41">Descripción</text:span></text:p>
            <text:p text:style-name="P62">Se debe almacenar los datos de <text:span text:style-name="T39">los encargados de impartir los talleres/actividades</text:span>. Los datos requeridos para cada <text:span text:style-name="T39">coordinador</text:span> son:</text:p>
            <text:list xml:id="list124801817035983" text:continue-list="list7673337520398702963" text:style-name="L1">
              <text:list-item>
                <text:p text:style-name="P60"><text:span text:style-name="T40">Nombre completo</text:span>.</text:p>
              </text:list-item>
              <text:list-item>
                <text:p text:style-name="P83"><text:span text:style-name="T40">Usuario</text:span>.</text:p>
              </text:list-item>
              <text:list-item>
                <text:p text:style-name="P84">Contraseña.</text:p>
              </text:list-item>
              <text:list-item>
                <text:p text:style-name="P84">Correo electrónico.</text:p>
              </text:list-item>
            </text:list>
          </table:table-cell>
        </table:table-row>
        <table:table-row table:style-name="Tabla15.1">
          <table:table-cell table:style-name="Tabla15.A5" office:value-type="string">
            <text:p text:style-name="P18">Necesidad que resuelve</text:p>
            <text:p text:style-name="P10"><text:span text:style-name="T40">Mantener la información actualizada de los coordinadores de cada taller/actividad</text:span>.</text:p>
          </table:table-cell>
        </table:table-row>
        <table:table-row table:style-name="Tabla15.1">
          <table:table-cell table:style-name="Tabla15.A5" office:value-type="string">
            <text:p text:style-name="P18">Métrica de satisfacción</text:p>
            <text:p text:style-name="P78"><text:span text:style-name="T2">Se pueden dar de alta, modificar e inhabilitar tantos coordinadores como sea requerido sin que se repitan</text:span>.</text:p>
          </table:table-cell>
        </table:table-row>
      </table:table>
      <text:p text:style-name="P48"><text:soft-page-break/></text:p>
      <table:table table:name="Tabla16" table:style-name="Tabla16">
        <table:table-column table:style-name="Tabla16.A"/>
        <table:table-header-rows>
          <table:table-row table:style-name="Tabla16.1">
            <table:table-cell table:style-name="Tabla16.A1" office:value-type="string">
              <text:p text:style-name="P22">REQUERIMIENTO: RF_<text:span text:style-name="T4">12</text:span></text:p>
            </table:table-cell>
          </table:table-row>
        </table:table-header-rows>
        <table:table-row table:style-name="Tabla16.1">
          <table:table-cell table:style-name="Tabla16.A2" office:value-type="string">
            <text:p text:style-name="P25">Nombre corto: Modos de trabajo</text:p>
            <text:p text:style-name="P25">Estatus: Pendiente de aceptar</text:p>
          </table:table-cell>
        </table:table-row>
        <table:table-row table:style-name="Tabla16.1">
          <table:table-cell table:style-name="Tabla16.A3" office:value-type="string">
            <text:p text:style-name="P86"><text:span text:style-name="T41">Descripción</text:span></text:p>
            <text:p text:style-name="P57"><text:span text:style-name="T23">Los administradores </text:span><text:span text:style-name="T22">debe</text:span><text:span text:style-name="T23">n</text:span><text:span text:style-name="T22"> </text:span><text:span text:style-name="T23">poder acceder a la aplicación principal desde una interfaz web y los coordinadores, deben poder </text:span><text:span text:style-name="T24">reportar el</text:span><text:span text:style-name="T23"> seguimiento </text:span><text:span text:style-name="T24">de</text:span><text:span text:style-name="T23"> cada taller/actividad mediante una aplicación móvil </text:span><text:span text:style-name="T24">o una interfaz web</text:span><text:span text:style-name="T22">.</text:span></text:p>
          </table:table-cell>
        </table:table-row>
        <table:table-row table:style-name="Tabla16.1">
          <table:table-cell table:style-name="Tabla16.A5" office:value-type="string">
            <text:p text:style-name="P18">Necesidad que resuelve</text:p>
            <text:p text:style-name="P10"><text:span text:style-name="T42">Se mantiene centralizada la información de los talleres/actividades, mientras que se otorgan facilidades para que cualquier coordinador que cuente con un teléfono inteligente o con una conexión a internet desde su computadora, registre desde cualquier lugar las asistencias y avances de los participantes</text:span>.</text:p>
          </table:table-cell>
        </table:table-row>
        <table:table-row table:style-name="Tabla16.1">
          <table:table-cell table:style-name="Tabla16.A5" office:value-type="string">
            <text:p text:style-name="P18">Métrica de satisfacción</text:p>
            <text:p text:style-name="P10"><text:span text:style-name="T42">Los registros de asistencia y seguimiento de los participantes de los talleres/actividades se mantienen actualizados mediante cualquiera de los dos métodos previstos: la conexión a internet desde una computadora o cada vez que el dispositivo móvil cuente con acceso a internet, independientemente de dónde se ralizan dichos registros.</text:span></text:p>
          </table:table-cell>
        </table:table-row>
      </table:table>
      <text:p text:style-name="P48"/>
      <text:h text:style-name="P88" text:outline-level="1"><text:bookmark-start text:name="__RefHeading__289_1587839860"/>Requerimientos no funcionales<text:bookmark-end text:name="__RefHeading__289_1587839860"/></text:h>
      <table:table table:name="Tabla14" table:style-name="Tabla14">
        <table:table-column table:style-name="Tabla14.A"/>
        <table:table-header-rows>
          <table:table-row table:style-name="Tabla14.1">
            <table:table-cell table:style-name="Tabla14.A1" office:value-type="string">
              <text:p text:style-name="P21">REQUERIMIENTO: RNF_01</text:p>
            </table:table-cell>
          </table:table-row>
        </table:table-header-rows>
        <table:table-row table:style-name="Tabla14.1">
          <table:table-cell table:style-name="Tabla14.A2" office:value-type="string">
            <text:p text:style-name="P26">Nombre corto: Actualización de bases de datos y registros </text:p>
            <text:p text:style-name="P26">Estatus: Pendiente de aceptar</text:p>
            <text:p text:style-name="P26">Tipo: Mantenimiento / Confiabilidad</text:p>
          </table:table-cell>
        </table:table-row>
        <table:table-row table:style-name="Tabla14.1">
          <table:table-cell table:style-name="Tabla14.A3" office:value-type="string">
            <text:p text:style-name="P51">Descripción</text:p>
            <text:p text:style-name="P52">Los datos de los participantes de cada actividad deben de ser actualizados cada semestre de manera manual.</text:p>
          </table:table-cell>
        </table:table-row>
        <table:table-row table:style-name="Tabla14.1">
          <table:table-cell table:style-name="Tabla14.A5" office:value-type="string">
            <text:p text:style-name="P17">Necesidad que resuelve</text:p>
            <text:p text:style-name="P12">Mantener la información actualizada, para evitar datos obsoletos o erróneos al momento de la generación de reportes o constancias.</text:p>
          </table:table-cell>
        </table:table-row>
        <table:table-row table:style-name="Tabla14.1">
          <table:table-cell table:style-name="Tabla14.A5" office:value-type="string">
            <text:p text:style-name="P17">Métrica de satisfacción</text:p>
            <text:p text:style-name="P12">Los usuarios pueden dar mantenimiento y actualizar la base de datos.</text:p>
          </table:table-cell>
        </table:table-row>
      </table:table>
      <text:p text:style-name="P47"/>
      <table:table table:name="Tabla17" table:style-name="Tabla17">
        <table:table-column table:style-name="Tabla17.A"/>
        <table:table-header-rows>
          <table:table-row table:style-name="Tabla17.1">
            <table:table-cell table:style-name="Tabla17.A1" office:value-type="string">
              <text:p text:style-name="P23">REQUERIMIENTO: RNF_0<text:span text:style-name="T5">2</text:span></text:p>
            </table:table-cell>
          </table:table-row>
        </table:table-header-rows>
        <table:table-row table:style-name="Tabla17.1">
          <table:table-cell table:style-name="Tabla17.A2" office:value-type="string">
            <text:p text:style-name="P26">Nombre corto: Control de acceso</text:p>
            <text:p text:style-name="P26">Estatus: Pendiente de aceptar</text:p>
            <text:p text:style-name="P26">Tipo: Seguridad</text:p>
          </table:table-cell>
        </table:table-row>
        <text:soft-page-break/>
        <table:table-row table:style-name="Tabla17.1">
          <table:table-cell table:style-name="Tabla17.A3" office:value-type="string">
            <text:p text:style-name="P87"><text:span text:style-name="T41">Descripción</text:span></text:p>
            <text:p text:style-name="P58"><text:span text:style-name="T25">Se debe evitar el acceso al sistema de personas no autorizadas.</text:span></text:p>
          </table:table-cell>
        </table:table-row>
        <table:table-row table:style-name="Tabla17.1">
          <table:table-cell table:style-name="Tabla17.A5" office:value-type="string">
            <text:p text:style-name="P19">Necesidad que resuelve</text:p>
            <text:p text:style-name="P12">Evita que alguien ajeno a la administración de las actividades <text:span text:style-name="T43">vea y/o </text:span>modifique la información <text:span text:style-name="T43">de los talleres/actividades, coordinadores y participantes</text:span>.</text:p>
          </table:table-cell>
        </table:table-row>
        <table:table-row table:style-name="Tabla17.1">
          <table:table-cell table:style-name="Tabla17.A5" office:value-type="string">
            <text:p text:style-name="P19">Métrica de satisfacción</text:p>
            <text:p text:style-name="P12"><text:span text:style-name="T43">No ocurren situaciones en donde se divulgue información sensible del sistema sin autorización o se viole la seguridad del producto</text:span>.</text:p>
          </table:table-cell>
        </table:table-row>
      </table:table>
      <text:p text:style-name="P49"/>
      <table:table table:name="Tabla18" table:style-name="Tabla18">
        <table:table-column table:style-name="Tabla18.A"/>
        <table:table-header-rows>
          <table:table-row table:style-name="Tabla18.1">
            <table:table-cell table:style-name="Tabla18.A1" office:value-type="string">
              <text:p text:style-name="P23">REQUERIMIENTO: RNF_0<text:span text:style-name="T5">3</text:span></text:p>
            </table:table-cell>
          </table:table-row>
        </table:table-header-rows>
        <table:table-row table:style-name="Tabla18.1">
          <table:table-cell table:style-name="Tabla18.A2" office:value-type="string">
            <text:p text:style-name="P26">Nombre corto: Tiempo de sesión activa</text:p>
            <text:p text:style-name="P26">Estatus: Pendiente de aceptar</text:p>
            <text:p text:style-name="P26">Tipo: Disponibilidad.</text:p>
          </table:table-cell>
        </table:table-row>
        <table:table-row table:style-name="Tabla18.1">
          <table:table-cell table:style-name="Tabla18.A3" office:value-type="string">
            <text:p text:style-name="P87"><text:span text:style-name="T41">Descripción</text:span></text:p>
            <text:p text:style-name="P58"><text:span text:style-name="T23">L</text:span><text:span text:style-name="T25">a sesión iniciada con la aplicación debe cerrarse después de cierto tiempo de inactividad.</text:span></text:p>
          </table:table-cell>
        </table:table-row>
        <table:table-row table:style-name="Tabla18.1">
          <table:table-cell table:style-name="Tabla18.A5" office:value-type="string">
            <text:p text:style-name="P19">Necesidad que resuelve</text:p>
            <text:p text:style-name="P12">Evitan que se deje la sesión activa en un equipo o dispositivo por accidente, con lo que alguien ajeno podría hacer uso de ella sin el consentimiento del usuario.</text:p>
          </table:table-cell>
        </table:table-row>
        <table:table-row table:style-name="Tabla18.1">
          <table:table-cell table:style-name="Tabla18.A5" office:value-type="string">
            <text:p text:style-name="P19">Métrica de satisfacción</text:p>
            <text:p text:style-name="P12">El tiempo designado para cerrar la sesión debe de ser congruente.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" style:font-family-generic="swiss"/>
    <style:font-face style:name="Arial2" svg:font-family="Arial" style:font-family-generic="system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59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ackground-color="transparent" style:shadow="none">
        <style:tab-stops/>
        <style:background-image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0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593cm" style:type="right" style:leader-style="dotted" style:leader-text="."/>
        </style:tab-stops>
      </style:paragraph-properties>
    </style:style>
    <style:style style:name="vi2" style:family="paragraph" style:default-outline-level="" style:list-style-name="WWNum3">
      <style:text-properties fo:font-size="11pt" fo:language="es" fo:country="PE" style:font-size-asian="11pt" style:language-asian="en" style:country-asian="US" style:font-name-complex="FreeSans" style:font-family-complex="FreeSans" style:font-family-generic-complex="system" style:font-pitch-complex="variable" style:font-size-complex="11pt"/>
    </style:style>
    <style:style style:name="vi1" style:family="paragraph" style:default-outline-level="" style:list-style-name="WWNum2">
      <style:text-properties fo:font-size="11pt" fo:language="es" fo:country="PE" style:font-size-asian="11pt" style:language-asian="en" style:country-asian="US" style:font-name-complex="FreeSans" style:font-family-complex="FreeSans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591cm" table:align="margins"/>
    </style:style>
    <style:style style:name="Tabla2.A" style:family="table-column">
      <style:table-column-properties style:column-width="2.096cm" style:rel-column-width="7386*"/>
    </style:style>
    <style:style style:name="Tabla2.B" style:family="table-column">
      <style:table-column-properties style:column-width="14.9cm" style:rel-column-width="52521*"/>
    </style:style>
    <style:style style:name="Tabla2.C" style:family="table-column">
      <style:table-column-properties style:column-width="1.596cm" style:rel-column-width="5628*"/>
    </style:style>
    <style:style style:name="Tabla2.A1" style:family="table-cell">
      <style:table-cell-properties fo:padding="0.097cm" fo:border-left="none" fo:border-right="none" fo:border-top="none" fo:border-bottom="1pt solid #990000"/>
    </style:style>
    <style:style style:name="Tabla1" style:family="table">
      <style:table-properties style:width="18.591cm" table:align="margins"/>
    </style:style>
    <style:style style:name="Tabla1.A" style:family="table-column">
      <style:table-column-properties style:column-width="16.404cm" style:rel-column-width="57825*"/>
    </style:style>
    <style:style style:name="Tabla1.B" style:family="table-column">
      <style:table-column-properties style:column-width="2.187cm" style:rel-column-width="7710*"/>
    </style:style>
    <style:style style:name="Tabla1.A1" style:family="table-cell">
      <style:table-cell-properties fo:padding="0.097cm" fo:border-left="none" fo:border-right="none" fo:border-top="1pt solid #990000" fo:border-bottom="none"/>
    </style:style>
    <style:style style:name="MP1" style:family="paragraph" style:parent-style-name="Table_20_Contents">
      <style:text-properties style:font-name="Verdana1" fo:font-size="8pt" officeooo:paragraph-rsid="0009489c" style:font-size-asian="8pt" style:font-size-complex="8pt"/>
    </style:style>
    <style:style style:name="M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Verdana1" fo:font-size="8pt" officeooo:paragraph-rsid="0009489c" style:font-size-asian="8pt" style:font-size-complex="8pt"/>
    </style:style>
    <style:style style:name="M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Verdana1" fo:font-size="4pt" officeooo:paragraph-rsid="0009489c" style:font-size-asian="3.5pt" style:font-size-complex="4pt"/>
    </style:style>
    <style:style style:name="M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Verdana1" fo:font-size="8pt" officeooo:rsid="0028565a" officeooo:paragraph-rsid="0025ce2c" style:font-size-asian="8pt" style:font-size-complex="8pt"/>
    </style:style>
    <style:style style:name="MP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Verdana1" fo:font-size="8pt" officeooo:rsid="001d45d5" officeooo:paragraph-rsid="0025ce2c" style:font-size-asian="8pt" style:font-size-complex="8pt"/>
    </style:style>
    <style:style style:name="M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Verdana1" fo:font-size="8pt" officeooo:paragraph-rsid="0009489c" style:font-size-asian="8pt" style:font-size-complex="8pt"/>
    </style:style>
    <style:style style:name="MP7" style:family="paragraph" style:parent-style-name="Standard">
      <style:text-properties fo:font-size="2pt" officeooo:paragraph-rsid="0009489c" style:font-size-asian="1.75pt" style:font-size-complex="2pt"/>
    </style:style>
    <style:style style:name="MP8" style:family="paragraph" style:parent-style-name="Table_20_Contents">
      <style:text-properties fo:font-size="10pt" fo:font-weight="normal" officeooo:rsid="0030d26d" officeooo:paragraph-rsid="0030d26d" style:font-size-asian="10pt" style:font-weight-asian="normal" style:font-size-complex="10pt" style:font-weight-complex="normal"/>
    </style:style>
    <style:style style:name="MP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10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09489c"/>
    </style:style>
    <style:style style:name="MT2" style:family="text">
      <style:text-properties officeooo:rsid="002d4af4"/>
    </style:style>
    <style:style style:name="MT3" style:family="text">
      <style:text-properties officeooo:rsid="00295d9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MP1"><draw:frame draw:style-name="Mfr1" draw:name="Imagen1" text:anchor-type="paragraph" svg:x="-0.044cm" svg:y="0cm" svg:width="1.907cm" svg:height="1.379cm" draw:z-index="8"><draw:image xlink:href="Pictures/1000000000000108000000BF7ED8BEFD.jpg" xlink:type="simple" xlink:show="embed" xlink:actuate="onLoad"/></draw:frame></text:p>
            </table:table-cell>
            <table:table-cell table:style-name="Tabla2.A1" office:value-type="string">
              <text:p text:style-name="MP2">Instituto Politécnico Nacional</text:p>
              <text:p text:style-name="MP2">Unidad Interdisciplinaria de Ingeniería <text:span text:style-name="MT1">c</text:span>ampus Zacatecas</text:p>
              <text:p text:style-name="MP3"/>
              <text:p text:style-name="MP4">Documento de especificación de requerimientos</text:p>
              <text:p text:style-name="MP5">v.<text:span text:style-name="MT2">0.0.1</text:span><draw:frame draw:style-name="Mfr2" draw:name="Imagen2" text:anchor-type="char" svg:x="14.901cm" svg:y="-1.034cm" svg:width="1.367cm" svg:height="1.39cm" draw:z-index="17"><draw:image xlink:href="Pictures/100002010000012C0000013168CA63E9.png" xlink:type="simple" xlink:show="embed" xlink:actuate="onLoad"/></draw:frame></text:p>
            </table:table-cell>
            <table:table-cell table:style-name="Tabla2.A1" office:value-type="string">
              <text:p text:style-name="MP6"/>
            </table:table-cell>
          </table:table-row>
        </table:table>
        <text:p text:style-name="MP7"/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8">Talleres UPIIZ</text:p>
            </table:table-cell>
            <table:table-cell table:style-name="Tabla1.A1" office:value-type="string">
              <text:p text:style-name="MP9"><text:page-number text:select-page="current">8</text:page-number>/<text:page-count>9</text:page-count></text:p>
              <text:p text:style-name="Text_20_body">ptll 0.0.<text:span text:style-name="MT3">1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4:55:44.612123375</meta:creation-date>
    <meta:editing-duration>PT3H58M48S</meta:editing-duration>
    <meta:editing-cycles>18</meta:editing-cycles>
    <meta:generator>LibreOffice/4.2.8.2$Linux_X86_64 LibreOffice_project/420m0$Build-2</meta:generator>
    <dc:date>2015-06-08T12:48:00.428279156</dc:date>
    <meta:document-statistic meta:table-count="18" meta:image-count="2" meta:object-count="0" meta:page-count="9" meta:paragraph-count="217" meta:word-count="1669" meta:character-count="11165" meta:non-whitespace-character-count="9765"/>
  </office:meta>
</office:document-meta>
</file>